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F" svg:font-family=""/>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erif" svg:font-family="'Noto Serif'"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f9bf0" officeooo:paragraph-rsid="001f9bf0"/>
    </style:style>
    <style:style style:name="P2" style:family="paragraph" style:parent-style-name="DNA_7e_LT_7e_Gliederung_20_1">
      <style:paragraph-properties fo:margin-left="0cm" fo:margin-right="0cm" fo:text-align="start" style:justify-single-word="false" fo:text-indent="0cm" style:auto-text-indent="false"/>
      <style:text-properties officeooo:paragraph-rsid="00226e67"/>
    </style:style>
    <style:style style:name="P3" style:family="paragraph" style:parent-style-name="Standard">
      <style:text-properties fo:font-weight="bold" officeooo:rsid="001f9bf0" officeooo:paragraph-rsid="001f9bf0" style:font-weight-asian="bold" style:font-weight-complex="bold"/>
    </style:style>
    <style:style style:name="P4" style:family="paragraph" style:parent-style-name="Standard">
      <style:text-properties style:font-name="Arial" officeooo:rsid="001f9bf0" officeooo:paragraph-rsid="001f9bf0"/>
    </style:style>
    <style:style style:name="P5" style:family="paragraph" style:parent-style-name="Standard">
      <style:text-properties officeooo:rsid="001f9bf0" officeooo:paragraph-rsid="001f9bf0"/>
    </style:style>
    <style:style style:name="P6" style:family="paragraph" style:parent-style-name="Standard">
      <style:text-properties officeooo:rsid="001f9bf0" officeooo:paragraph-rsid="002097f3"/>
    </style:style>
    <style:style style:name="P7" style:family="paragraph" style:parent-style-name="Standard">
      <style:text-properties officeooo:rsid="001f9bf0" officeooo:paragraph-rsid="00226e67"/>
    </style:style>
    <style:style style:name="P8" style:family="paragraph" style:parent-style-name="Standard">
      <style:text-properties officeooo:rsid="002097f3" officeooo:paragraph-rsid="002097f3"/>
    </style:style>
    <style:style style:name="P9" style:family="paragraph" style:parent-style-name="Standard">
      <style:text-properties fo:font-size="10pt" officeooo:rsid="001f9bf0" officeooo:paragraph-rsid="001f9bf0" style:font-size-asian="10pt" style:font-size-complex="10pt"/>
    </style:style>
    <style:style style:name="P10" style:family="paragraph" style:parent-style-name="Standard">
      <style:text-properties officeooo:rsid="00226e67" officeooo:paragraph-rsid="00226e67"/>
    </style:style>
    <style:style style:name="T1" style:family="text">
      <style:text-properties officeooo:rsid="001f9bf0"/>
    </style:style>
    <style:style style:name="T2" style:family="text">
      <style:text-properties officeooo:rsid="002097f3"/>
    </style:style>
    <style:style style:name="T3" style:family="text">
      <style:text-properties fo:font-size="10pt" officeooo:rsid="001f9bf0" style:font-size-asian="10pt" style:font-size-complex="10pt"/>
    </style:style>
    <style:style style:name="T4" style:family="text">
      <style:text-properties fo:font-size="12pt" style:font-size-asian="12pt" style:font-size-complex="12pt"/>
    </style:style>
    <style:style style:name="T5" style:family="text">
      <style:text-properties officeooo:rsid="00226e67"/>
    </style:style>
    <style:style style:name="T6" style:family="text">
      <style:text-properties officeooo:rsid="0023fa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text:span text:style-name="T3">Ciencia, Tecnología y Sociedad.</text:span></text:p>
      <text:p text:style-name="P9">TP Final 1er Cuatrimestre: El código Enigma.</text:p>
      <text:p text:style-name="P9">Alumno: Pablo Pinoni</text:p>
      <text:p text:style-name="P9"/>
      <text:p text:style-name="P1">E<text:span text:style-name="T2">l</text:span> objetivo del trabajo que se presenta <text:span text:style-name="T5">a</text:span> continuación es el de relacionar un concepto de cada uno de los autores vistos durante la de <text:s/>materia (Merton, Salomon, <text:s/>Diamond y Bourdie) <text:s/>con alguna parte de la historia que se cuenta en la película “EL código Enigma” (Morten Tyldum, 2014).</text:p>
      <text:p text:style-name="P1"><text:s/></text:p>
      <text:p text:style-name="P1">Jared Diamond </text:p>
      <text:p text:style-name="P1">“Dado que la tecnología engendra más tecnología, la importancia de la difusión de un</text:p>
      <text:p text:style-name="P1">invento excede en potencia la importancia del invento original. La historia de la</text:p>
      <text:p text:style-name="P1">tecnología ejemplifica lo que se denomina proceso autocatalítico, es decir un</text:p>
      <text:p text:style-name="P1">proceso que se acelera a una velocidad que aumenta con el tiempo, porque dicho</text:p>
      <text:p text:style-name="P1">proceso se cataliza a sí mismo.”(Diamond, 2016, p. 298).</text:p>
      <text:p text:style-name="P4"/>
      <text:p text:style-name="P1">Durante la escena 1:20 Turing demuestra que a diferencia del resto del equipo es conciente de que la máquina no sólo descifra un código sino que a partir de esto puede aclerarse todo un proceso de desarrollo tcnonógico con el cuáñ se podran anticipar los movimientos del enemigo.</text:p>
      <text:p text:style-name="P1"/>
      <text:p text:style-name="P1">“A.T -Nuestra misión con es salvar un convoy, es ganar la guerra”.</text:p>
      <text:p text:style-name="P1">- Nuestro trabajo era descifrsr el código Enigma.</text:p>
      <text:p text:style-name="P1">- Eso ya lo cumplimos, ahora viene lo difícil mantner el secretro.”</text:p>
      <text:p text:style-name="P1">A partir de descifrar el código saban que tienen desarrollar una nueva tecnología de análisis estadístico a partir de la decodificacioń de los mensajes alemanes y así crear como dicen en el </text:p>
      <text:p text:style-name="P1">“Lo llamaron el ultra. Se convirtió en el achivo militar más grande en la historia de tod el mundo”(1:26)</text:p>
      <text:p text:style-name="P1"/>
      <text:p text:style-name="P1">Se podría decir que la lectura que hace el personaje de Alan Turing sobre el desarrollo de l tecnología <text:s/>coincide en el concepto de “Autocatalización” que propone Diamond, pero para ser él quien de alguna manera pueda controlar el ese proceso decide mantener en secreto de que se ha logrado el objetivo inicial y seguir teniendo el control sobre las tecnologías que se desarrollaran a partir de esto y que su máquina no sea un Disco de Faistos al quedar inutil si los alemanes se dan cuenta que el código paso a ser algo que no deben usar.</text:p>
      <text:p text:style-name="P1">Robert Merton</text:p>
      <text:p text:style-name="P7">“En la sociedad «rígida» o tradicional hay poca creencia en el progreso mundano. El</text:p>
      <text:p text:style-name="Standard">grupo mira hacia atrás, no hacia adelante. Hay una sensación de estabilidad en la situación <text:span text:style-name="T6">existente.</text:span> ” <text:span text:style-name="T6">(Merton, 1984, p. 13).</text:span></text:p>
      <text:p text:style-name="P7">Es interesante ver como la sociedad inglesa durante la GMII es más flexible con <text:s/>el personaje ya que la prioridad era la de ganar la guerra y él era el mejor matemático, al cual el 1er Ministro le permite pasar por sobre la línea de autoridad. </text:p>
      <text:p text:style-name="P1">En cambio en la posguera en plena guerra fría tras ser condenado por su orientación sexual es condenado a una castración química. </text:p>
      <text:p text:style-name="P1">Podemos relacioanar <text:s/>que la ciencia en este caso <text:s/>actúa como legitimadora del pasado y ŕigida. <text:s/></text:p>
      <text:p text:style-name="P1"/>
      <text:p text:style-name="P3"><text:s/></text:p>
      <text:p text:style-name="P1">Minuto 58 la charla entre los policias se ponen en evidencia los valores morales de la sociedad de Turing.</text:p>
      <text:p text:style-name="P1">“ Ha cometido un crimen y violado la ley… !y con un hombre! !Santos cielos es muy asqueroso!”</text:p>
      <text:p text:style-name="P1">(El Código Enigma, dir Morten Tyldum, 2014, min 55)</text:p>
      <text:p text:style-name="P1">Luego cundo Turing es visitado por su amiga le cuenta lo que ha derterminado el juez quién es la voz de que determina lo que sano-normal de lo que no lo es. </text:p>
      <text:p text:style-name="P1">“El juez me dió una opción: dos años en la prisión o una <text:s/>terapia hormanal(…)</text:p>
      <text:p text:style-name="P1"><text:soft-page-break/>Así es castración química para curarme de mis tendencias homosexuales ”(El Código Enigma, dir Morten Tyldum, 2014, min 103).</text:p>
      <text:p text:style-name="P1"/>
      <text:p text:style-name="P1">Salomon</text:p>
      <text:p text:style-name="P2"><text:span text:style-name="T4">“La industrialización implica el desarrollo de grandes equipos y la aplicación de métodos de administración industrial a las propias actividades científicas.” (Salomon, 1997, p. 5).</text:span></text:p>
      <text:p text:style-name="P1">Durante lapelícula podemos ver <text:s/>como es reclutado un gupo de científicos no con el fin de buscar una verdad, sino con un objetivo concreto y con plazos establecidos, propios de una empresa, la ciencia deja de ser algo indpendiente y académico sino que es parte de un complejo políco-militar.</text:p>
      <text:p text:style-name="P1">A lo largo de la película se ven como las visiones de lo académico y lo militar (representado <text:s/>en el Comandante Denninston) <text:s/>chocan plazos cortos y obtención de resultados como unicos métodos válidos para determinar el éxito del proytecto.</text:p>
      <text:p text:style-name="P1"><text:s/>por ejempl en la escena del minuto 55</text:p>
      <text:p text:style-name="P1">“¿Ya descifró el Código Enigma?“</text:p>
      <text:p text:style-name="P1">¿Puede mostarnos un sólo avance que haya hecho? </text:p>
      <text:p text:style-name="P1">El financimiento terminó y también nuestra paciencia.(..)</text:p>
      <text:p text:style-name="P1">Les doy un mes y despúes quiero que todos se vayan de aquí.”</text:p>
      <text:p text:style-name="P6">(El Código Enigma, dir Morten Tyldum, 2014, min 103)</text:p>
      <text:p text:style-name="P1"/>
      <text:p text:style-name="P1"/>
      <text:p text:style-name="P1">Pierre Bourdieu</text:p>
      <text:p text:style-name="P6">“ La estructura del campo científico se define en cada momento por el estado de</text:p>
      <text:p text:style-name="P6">las relaciones de fuerza entre los protagonistas de la lucha, agentes o instituciones, es</text:p>
      <text:p text:style-name="P6">decir por la estructura de la distribución del capital específico, resultado de la luchas</text:p>
      <text:p text:style-name="P6">anteriores que se encuentran objetivadas en las instituciones y las disposiciones, y que</text:p>
      <text:p text:style-name="P6">dirige las estrategias y las posibilidades objetivas de los diferentes agentes o</text:p>
      <text:p text:style-name="P6">instituciones en las luchas presentes.“<text:span text:style-name="T2">(Bourdie, 1994).</text:span></text:p>
      <text:p text:style-name="P1"/>
      <text:p text:style-name="P1">Siguiento el cocepto de campo de Bourdie de “Campo” podemos uttili.zarlo para seguir lo marcado anteriormente sobre lo científico y militar , y además ampliarlo con político tomando un personaje que representa cada uno de ellos. </text:p>
      <text:p text:style-name="P6">Se puede ver a Blechley Park como un campo en el cual conviven tres subcampos distntos: el militar representando por el el Comandante , el político por el jefe del Mi6 y el científico por Alan Turing. </text:p>
      <text:p text:style-name="P7">“<text:span text:style-name="T5">Alguna vez ha estado en la guerra Turing? Yo sí. ¿Sabe cómo es orden, discplina, cadena de mando? Su estapa en la universidad terminó; ud es un pequeño engranaje dentro del sistema.” </text:span>(El Código Enigma, dir Morten Tyldum, 2014, min <text:span text:style-name="T5">22</text:span>)</text:p>
      <text:p text:style-name="P6"><text:span text:style-name="T2">A lo largo de la pelícual podemos ver como dentro del capo cambian las relaciones de poder entre Turing quien al principio sólo poseía capital científico, primero logra imponerse sobre sus colegas, luego al funcinar la máquina acumula mayor capital simbólico y finalmente al negociar ocnel representante del poder político, el director del MI6, es quien decide sobre los criterios éticos a aplicar y tomar decisiones y así lograr autonomía en el campo respecto de la autoridad miltar.</text:span></text:p>
      <text:p text:style-name="P6">“- <text:span text:style-name="T5">Dios mío Alan no puedes decidir quien muere y quien no!</text:span></text:p>
      <text:p text:style-name="P7"><text:s/>- <text:span text:style-name="T5">Sí. Si puedo porque nadie más puede.”</text:span>(El Código Enigma, dir Morten Tyldum, 2014, min <text:span text:style-name="T5">71</text:span>).</text:p>
      <text:p text:style-name="P8">Al terminar la guerra ese campo queda disuelto. </text:p>
      <text:p text:style-name="P8">Con todo esto a lo que quiero llegar es que es un proceso de lucha dinámico y continuo, no un proceso lineal, como en la visión funcionalista del desarrollo del conocimiento que se contruye por acumulación como si se colocasen ladrillos para construir una pared.</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ibliografía</text:p>
      <text:p text:style-name="P1">Fuentes bibliográficas:</text:p>
      <text:p text:style-name="P1">Bourdieu, Pierre (1994): “El campo científico” REDES No 2, vol. 1 [versión cátedra</text:p>
      <text:p text:style-name="P1">CTS, 30 págs].</text:p>
      <text:p text:style-name="P1">Diamond, Jared (2016) [1998] Cap. 13 La madre de la necesidad, en Armas,</text:p>
      <text:p text:style-name="P1">gérmenes y acero. Ed. Debolsillo.</text:p>
      <text:p text:style-name="P1">Merton, Robert (1984): Ciencia, tecnología y sociedad en la Inglaterra del siglo</text:p>
      <text:p text:style-name="P1">XVII. Madrid, Alianza. Cap. 11. [versión cátedra CTS, 29 págs.]</text:p>
      <text:p text:style-name="P1">Salomon, Jean – Jacques (1997): “La ciencia y la tecnología modernas”, en</text:p>
      <text:p text:style-name="P1">Salomon, Sagasti y Sachs (comps): La búsqueda incierta: Ciencia, tecnología y</text:p>
      <text:p text:style-name="P1">desarrollo”. México, Fondo de Cultura Económica [versión cátedra CTS, 27</text:p>
      <text:p text:style-name="P1">págs.].</text:p>
      <text:p text:style-name="P10">Película “El Cóidgo Enigma”,<text:span text:style-name="T1"> dir Morten Tyldum, 2014. </text:span>Londres, Black Bear Pictu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F" svg:font-family=""/>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erif" svg:font-family="'Noto Serif'"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WenQuanYi Micro Hei"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WenQuanYi Micro Hei"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erif" style:font-family-asian="'Noto Serif'" style:font-family-generic-asian="system" style:font-pitch-asian="variable" style:font-size-asian="18pt" style:font-style-asian="normal" style:font-weight-asian="normal" style:font-name-complex="Verdana" style:font-family-complex="Verdana"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Liberation Sans" fo:font-family="'Liberation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Liberation Sans" fo:font-family="'Liberation Sans'" style:font-family-generic="roman" style:font-pitch="variable" fo:font-size="44pt" style:font-size-asian="44pt"/>
    </style:style>
    <style:style style:name="Heading_20_A4" style:display-name="Heading A4" style:family="paragraph" style:parent-style-name="A4">
      <style:text-properties style:font-name="Liberation Sans" fo:font-family="'Liberation Sans'" style:font-family-generic="roman" style:font-pitch="variable" fo:font-size="24pt" style:font-size-asian="24pt"/>
    </style:style>
    <style:style style:name="Text_20_A4" style:display-name="Text A4" style:family="paragraph" style:parent-style-name="A4">
      <style:text-properties style:font-name="Liberation Sans" fo:font-family="'Liberation Sans'" style:font-family-generic="roman" style:font-pitch="variable" fo:font-size="18pt" style:font-size-asian="18pt"/>
    </style:style>
    <style:style style:name="A0" style:family="paragraph" style:parent-style-name="Text">
      <style:text-properties style:font-name="Liberation Sans" fo:font-family="'Liberation Sans'" style:font-family-generic="roman" style:font-pitch="variable" fo:font-size="48pt" style:font-size-asian="48pt"/>
    </style:style>
    <style:style style:name="Title_20_A0" style:display-name="Title A0" style:family="paragraph" style:parent-style-name="A0">
      <style:text-properties style:font-name="Liberation Sans" fo:font-family="'Liberation Sans'" style:font-family-generic="roman" style:font-pitch="variable" fo:font-size="96pt" style:font-size-asian="96pt"/>
    </style:style>
    <style:style style:name="Heading_20_A0" style:display-name="Heading A0" style:family="paragraph" style:parent-style-name="A0">
      <style:text-properties style:font-name="Liberation Sans" fo:font-family="'Liberation Sans'" style:font-family-generic="roman" style:font-pitch="variable" fo:font-size="72pt" style:font-size-asian="72pt"/>
    </style:style>
    <style:style style:name="Text_20_A0" style:display-name="Text A0" style:family="paragraph" style:parent-style-name="A0">
      <style:text-properties style:font-name="Liberation Sans" fo:font-family="'Liberation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Noto Serif" style:font-family-asian="'Noto Serif'" style:font-family-generic-asian="system" style:font-pitch-asian="variable" style:font-size-asian="18pt" style:font-name-complex="Verdana" style:font-family-complex="Verdana"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NA_7e_LT_7e_Gliederung_20_1" style:display-name="DNA~LT~Gliederung 1" style:family="paragraph">
      <style:paragraph-properties fo:margin-top="0cm" fo:margin-bottom="0.3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Noto Serif" style:font-family-asian="'Noto Serif'" style:font-family-generic-asian="system" style:font-pitch-asian="variable" style:font-size-asian="24pt" style:font-style-asian="normal" style:font-weight-asian="normal" style:font-name-complex="Verdana" style:font-family-complex="Verdana" style:font-family-generic-complex="system" style:font-pitch-complex="variable" style:font-size-complex="12pt" style:text-emphasize="none"/>
    </style:style>
    <style:style style:name="DNA_7e_LT_7e_Gliederung_20_2" style:display-name="DNA~LT~Gliederung 2" style:family="paragraph" style:parent-style-name="DNA_7e_LT_7e_Gliederung_20_1">
      <style:paragraph-properties fo:margin-top="0cm" fo:margin-bottom="0.3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DNA_7e_LT_7e_Gliederung_20_3" style:display-name="DNA~LT~Gliederung 3" style:family="paragraph" style:parent-style-name="DNA_7e_LT_7e_Gliederung_20_2">
      <style:paragraph-properties fo:margin-top="0cm" fo:margin-bottom="0.222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NA_7e_LT_7e_Gliederung_20_4" style:display-name="DNA~LT~Gliederung 4" style:family="paragraph" style:parent-style-name="DNA_7e_LT_7e_Gliederung_20_3">
      <style:paragraph-properties fo:margin-top="0cm" fo:margin-bottom="0.148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DNA_7e_LT_7e_Gliederung_20_5" style:display-name="DNA~LT~Gliederung 5" style:family="paragraph" style:parent-style-name="DNA_7e_LT_7e_Gliederung_20_4">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DNA_7e_LT_7e_Gliederung_20_6" style:display-name="DNA~LT~Gliederung 6" style:family="paragraph" style:parent-style-name="DNA_7e_LT_7e_Gliederung_20_5">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DNA_7e_LT_7e_Gliederung_20_7" style:display-name="DNA~LT~Gliederung 7" style:family="paragraph" style:parent-style-name="DNA_7e_LT_7e_Gliederung_20_6">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DNA_7e_LT_7e_Gliederung_20_8" style:display-name="DNA~LT~Gliederung 8" style:family="paragraph" style:parent-style-name="DNA_7e_LT_7e_Gliederung_20_7">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DNA_7e_LT_7e_Gliederung_20_9" style:display-name="DNA~LT~Gliederung 9" style:family="paragraph" style:parent-style-name="DNA_7e_LT_7e_Gliederung_20_8">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DNA_7e_LT_7e_Titel" style:display-name="DNA~LT~Titel" style:family="paragraph">
      <style:paragraph-properties fo:text-align="center" style:justify-single-word="false"/>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name-asian="Noto Serif" style:font-family-asian="'Noto Serif'" style:font-family-generic-asian="system" style:font-pitch-asian="variable" style:font-size-asian="33pt" style:font-style-asian="normal" style:font-weight-asian="normal" style:font-name-complex="Verdana" style:font-family-complex="Verdana" style:font-family-generic-complex="system" style:font-pitch-complex="variable" style:font-size-complex="12pt" style:text-emphasize="none"/>
    </style:style>
    <style:style style:name="DNA_7e_LT_7e_Untertitel" style:display-name="DNA~LT~Untertitel" style:family="paragraph">
      <style:paragraph-properties fo:text-align="center" style:justify-single-word="false"/>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Noto Serif" style:font-family-asian="'Noto Serif'" style:font-family-generic-asian="system" style:font-pitch-asian="variable" style:font-size-asian="32pt" style:font-style-asian="normal" style:font-weight-asian="normal" style:font-name-complex="Verdana" style:font-family-complex="Verdana" style:font-family-generic-complex="system" style:font-pitch-complex="variable" style:font-size-complex="12pt" style:text-emphasize="none"/>
    </style:style>
    <style:style style:name="DNA_7e_LT_7e_Notizen" style:display-name="DNA~LT~Notizen" style:family="paragraph">
      <style:paragraph-properties fo:margin-left="0.6cm" fo:margin-right="0cm"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erif" style:font-family-asian="'Noto Serif'"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12pt" style:text-emphasize="none"/>
    </style:style>
    <style:style style:name="DNA_7e_LT_7e_Hintergrundobjekte" style:display-name="DNA~LT~Hintergrundobjekte" style:family="paragraph">
      <style:paragraph-properties style:writing-mode="lr-tb"/>
      <style:text-properties style:font-name="Liberation Sans" fo:font-family="'Liberation Sans'" style:font-family-generic="roman" style:font-pitch="variable" fo:font-size="14pt" style:letter-kerning="true" style:font-name-asian="Noto Serif" style:font-family-asian="'Noto Serif'" style:font-family-generic-asian="system" style:font-pitch-asian="variable" style:font-size-asian="14pt" style:font-name-complex="Verdana" style:font-family-complex="Verdana" style:font-family-generic-complex="system" style:font-pitch-complex="variable" style:font-size-complex="12pt"/>
    </style:style>
    <style:style style:name="DNA_7e_LT_7e_Hintergrund" style:display-name="DNA~LT~Hintergrund" style:family="paragraph">
      <style:text-properties style:font-name="Liberation Serif" fo:font-family="'Liberation Serif'" style:font-family-generic="roman" style:font-pitch="variable" fo:font-size="12pt" style:letter-kerning="true" style:font-name-asian="Noto Serif" style:font-family-asian="'Noto Serif'" style:font-family-generic-asian="system" style:font-pitch-asian="variable" style:font-size-asian="12pt" style:font-name-complex="Verdana" style:font-family-complex="Verdana"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Noto Serif" style:font-family-asian="'Noto Serif'" style:font-family-generic-asian="system" style:font-pitch-asian="variable" style:font-size-asian="18pt" style:font-name-complex="Verdana" style:font-family-complex="Verdana"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paragraph-properties style:writing-mode="lr-tb"/>
      <style:text-properties style:font-name="Liberation Sans" fo:font-family="'Liberation Sans'" style:font-family-generic="roman" style:font-pitch="variable" fo:font-size="14pt" style:letter-kerning="true" style:font-name-asian="Noto Serif" style:font-family-asian="'Noto Serif'" style:font-family-generic-asian="system" style:font-pitch-asian="variable" style:font-size-asian="14pt" style:font-name-complex="Verdana" style:font-family-complex="Verdana"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Noto Serif" style:font-family-asian="'Noto Serif'" style:font-family-generic-asian="system" style:font-pitch-asian="variable" style:font-size-asian="12pt" style:font-name-complex="Verdana" style:font-family-complex="Verdana" style:font-family-generic-complex="system" style:font-pitch-complex="variable" style:font-size-complex="12pt"/>
    </style:style>
    <style:style style:name="Notes" style:family="paragraph">
      <style:paragraph-properties fo:margin-left="0.6cm" fo:margin-right="0cm"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erif" style:font-family-asian="'Noto Serif'"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12pt" style:text-emphasize="none"/>
    </style:style>
    <style:style style:name="Outline_20_1" style:display-name="Outline 1" style:family="paragraph">
      <style:paragraph-properties fo:margin-top="0cm" fo:margin-bottom="0.3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Noto Serif" style:font-family-asian="'Noto Serif'" style:font-family-generic-asian="system" style:font-pitch-asian="variable" style:font-size-asian="24pt" style:font-style-asian="normal" style:font-weight-asian="normal" style:font-name-complex="Verdana" style:font-family-complex="Verdana" style:font-family-generic-complex="system" style:font-pitch-complex="variable" style:font-size-complex="12pt" style:text-emphasize="none"/>
    </style:style>
    <style:style style:name="Outline_20_2" style:display-name="Outline 2" style:family="paragraph" style:parent-style-name="Outline_20_1">
      <style:paragraph-properties fo:margin-top="0cm" fo:margin-bottom="0.3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cm" fo:margin-bottom="0.222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cm" fo:margin-bottom="0.148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cm" fo:margin-bottom="0.074cm" style:contextual-spacing="false"/>
      <style:text-properties fo:color="#050505"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1T20:06:47.821172297</meta:creation-date>
    <dc:date>2025-06-22T14:51:43.577945294</dc:date>
    <meta:editing-duration>PT18H31M45S</meta:editing-duration>
    <meta:editing-cycles>4</meta:editing-cycles>
    <meta:generator>LibreOffice/7.4.7.2$Linux_X86_64 LibreOffice_project/40$Build-2</meta:generator>
    <meta:document-statistic meta:table-count="0" meta:image-count="0" meta:object-count="0" meta:page-count="3" meta:paragraph-count="69" meta:word-count="1204" meta:character-count="7169" meta:non-whitespace-character-count="6004"/>
  </office:meta>
</office:document-meta>
</file>